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logue :</text:p>
      <text:p text:style-name="Standard"/>
      <text:p text:style-name="Standard">Des chercheurs Chinois ont découverts un composé capable d'améliorer les capacités de l'homme, en faisant des surhommes... Voulant utilisé ceci à des fins militaires, ils furent rapidement stoppé après un vol ordonné par on ne sait qui. Le gouvernement Chinois accusant les Etats Unis, rien ne fuita dans les médias, le dossier devant rester Top Secret.</text:p>
      <text:p text:style-name="Standard">Toutefois les Etats Unis n'étaient au courant de rien, et l'affaire resta top secret... jusqu'au jour où une explosion arriva dans une usine abandonnée sensée être désaffectée. De là, un épais nuage de fumée partie dans le ciel. Les écologistes avaient peur des retombées néfastes de ces émanations, et les gouvernements essayaient de savoir qui avaient bien pu faire cela.</text:p>
      <text:p text:style-name="Standard"/>
      <text:p text:style-name="Standard">C'est après ces événements que tout parti à vau-l'eau dans le monde. Quelques personnes, assez rare, commencèrent à développer certains pouvoirs. Ceux-ci donnés arbitrairement, on ne pouvait savoir ce qu'il adviendrait du monde tant l'esprit de l'être humain peut être pervers quand celui-ci possède un pouvoir grandissant.</text:p>
      <text:p text:style-name="Standard">Vous avez été choisis pour possédé un de ces pouvoirs, mais quel sera-t-il ?</text:p>
      <text:p text:style-name="Standard"/>
      <text:list xml:id="list580614343940001650" text:style-name="L1">
        <text:list-item>
          <text:p text:style-name="P1">Création de Personnage *</text:p>
        </text:list-item>
      </text:list>
      <text:p text:style-name="Standard"/>
      <text:p text:style-name="Standard">Situation 1 : &lt; ? Nom du Personnage?&gt;, vous étiez tranquillement en train de faire un jogging quand une sensation étrange parcouru votre corps. Vous sentez que vos capacités ont été améliorée...</text:p>
      <text:p text:style-name="Standard"/>
      <text:p text:style-name="Standard">Situation 2 : Tranquillement installé dans votre chambre, en grignotant devant Netflex, vous vous sentez plein d'énergie.</text:p>
      <text:p text:style-name="Standard"/>
      <text:p text:style-name="Standard">Situation 3 : <text:s/></text:p>
      <text:p text:style-name="Standard"/>
      <text:p text:style-name="Standard"/>
      <text:p text:style-name="Standard"/>
      <text:p text:style-name="Standard">Première mission : </text:p>
      <text:p text:style-name="Standard"/>
      <text:p text:style-name="Standard">Homeoparty, un vilain qui tente de se faire une place dans le monde des vilains, bien que les méchants professionnel le considère comme étant une fraude, est devenu fou après avoir vu un jeune pharmacien du Limousin critiquer l'homeopathie, son produit de cœur !</text:p>
      <text:p text:style-name="Standard">Il a donc décidé d'envahir le Limousin pour en faire ce qu'il appelle « L'homeopatrie. »</text:p>
      <text:p text:style-name="Standard"/>
      <text:p text:style-name="Standard">Vous arrivez dans une petite ville de Corèze, un homme un peu mou avec des lunettes, ponctuant toutes ses phrases par « égné » vous accueille, nous l'appellerons François. Il vous annonce qu'un vil sacripan saccage les pharmacies de la ville à la recherche d'un certain Pharmacien. Mais comme ses recherches sont non concluantes, il ne le trouve pas. </text:p>
      <text:p text:style-name="Standard"/>
      <text:p text:style-name="Standard">Choix 1 : Vous partez à la recherche du vilain.</text:p>
      <text:p text:style-name="Standard">Choix 2 : Vous discutez avec ce François, il vous rappelle vaguement quelqu'un, mais qui ?</text:p>
      <text:p text:style-name="Standard">Choix 3 : Vous vous dites que finalement, l'homéopathie c'est pas si mal et vous retournez chez vous.</text:p>
      <text:p text:style-name="Standard">Choix 4 : Vous êtes à fond pour l'homéopathie et vous cherchez vous aussi cet <text:s/>enquiquineur de pharmacien.</text:p>
      <text:p text:style-name="Standard">Choix 5 : Il y a un bon kebab dans le coin d'après vos souvenirs, et ça tombe bien vous avez une petite fring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25T09:20:40.66</meta:creation-date>
    <meta:document-statistic meta:table-count="0" meta:image-count="0" meta:object-count="0" meta:page-count="1" meta:paragraph-count="18" meta:word-count="444" meta:character-count="2667"/>
    <dc:date>2019-09-25T20:52:50.37</dc:date>
    <meta:editing-duration>PT4H50M8S</meta:editing-duration>
    <meta:editing-cycles>1</meta:editing-cycles>
    <meta:generator>OpenOffice/4.1.4$Win32 OpenOffice.org_project/414m5$Build-9788</meta:generator>
  </office:meta>
</office:document-meta>
</file>